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5496" calcext:value-type="float">
            <text:p>109.5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8352" calcext:value-type="float">
            <text:p>106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3616" calcext:value-type="float">
            <text:p>105.8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102</text:p>
          </table:table-cell>
          <table:table-cell office:value-type="string" calcext:value-type="string">
            <text:p>TWDB:1043102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472" calcext:value-type="float">
            <text:p>100.5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